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fo:color="#38761d"/>
    </style:style>
    <style:style style:name="P3" style:family="paragraph" style:parent-style-name="Standard">
      <style:paragraph-properties fo:margin-top="0mm" fo:margin-bottom="0mm" loext:contextual-spacing="false"/>
      <style:text-properties fo:font-size="11.5pt" style:font-size-asian="11.5pt" style:font-size-complex="11.5pt"/>
    </style:style>
    <style:style style:name="P4" style:family="paragraph" style:parent-style-name="Heading_20_2">
      <style:paragraph-properties fo:margin-top="6.35mm" fo:margin-bottom="2.12mm" loext:contextual-spacing="false"/>
    </style:style>
    <style:style style:name="P5" style:family="paragraph" style:parent-style-name="Standard" style:list-style-name="WWNum5"/>
    <style:style style:name="P6" style:family="paragraph" style:parent-style-name="Standard" style:list-style-name="WWNum1"/>
    <style:style style:name="P7" style:family="paragraph" style:parent-style-name="Standard" style:list-style-name="WWNum3"/>
    <style:style style:name="P8" style:family="paragraph" style:parent-style-name="Standard" style:list-style-name="WWNum2"/>
    <style:style style:name="P9" style:family="paragraph" style:parent-style-name="Standard" style:list-style-name="L1">
      <style:paragraph-properties fo:margin-top="7.06mm" fo:margin-bottom="2.12mm" loext:contextual-spacing="false"/>
      <style:text-properties officeooo:rsid="0007353e" officeooo:paragraph-rsid="0007353e"/>
    </style:style>
    <style:style style:name="P10" style:family="paragraph" style:parent-style-name="Standard" style:list-style-name="L1">
      <style:paragraph-properties fo:margin-top="7.06mm" fo:margin-bottom="2.12mm" loext:contextual-spacing="false"/>
      <style:text-properties officeooo:rsid="0007f3bf" officeooo:paragraph-rsid="0007f3bf"/>
    </style:style>
    <style:style style:name="P11" style:family="paragraph" style:parent-style-name="Standard" style:list-style-name="L2">
      <style:paragraph-properties fo:margin-top="7.06mm" fo:margin-bottom="2.12mm" loext:contextual-spacing="false"/>
      <style:text-properties officeooo:rsid="000b1314" officeooo:paragraph-rsid="000b1314"/>
    </style:style>
    <style:style style:name="P12" style:family="paragraph" style:parent-style-name="Standard" style:list-style-name="WWNum4">
      <style:paragraph-properties fo:margin-left="12.7mm" fo:margin-right="0mm" fo:margin-top="0mm" fo:margin-bottom="0mm" loext:contextual-spacing="true" fo:text-indent="-6.35mm" style:auto-text-indent="false"/>
    </style:style>
    <style:style style:name="P13" style:family="paragraph" style:parent-style-name="Heading_20_1" style:master-page-name="Standard">
      <style:paragraph-properties fo:margin-top="7.06mm" fo:margin-bottom="2.12mm"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size="11.5pt" style:font-size-asian="11.5pt" style:font-size-complex="11.5pt"/>
    </style:style>
    <style:style style:name="T3" style:family="text">
      <style:text-properties fo:color="#38761d"/>
    </style:style>
    <style:style style:name="T4" style:family="text">
      <style:text-properties officeooo:rsid="0007353e"/>
    </style:style>
    <style:style style:name="T5" style:family="text">
      <style:text-properties officeooo:rsid="0007d81a"/>
    </style:style>
    <style:style style:name="T6" style:family="text">
      <style:text-properties officeooo:rsid="000b1314"/>
    </style:style>
    <style:style style:name="T7" style:family="text">
      <style:text-properties officeooo:rsid="000ceb79"/>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9o976blxuqrw"/>Projektplan Exjobb: Compensating segregation using shared teaching materials: A design perspective on lesson planning</text:p>
      <text:p text:style-name="Heading_20_2">// <text:span text:style-name="T6">Questions that need answers in the planning report and in the project in general.</text:span></text:p>
      <text:list xml:id="list2264020679" text:style-name="L2">
        <text:list-item>
          <text:p text:style-name="P11">Define what materials are and what materials we are going to use as concretely as possible, without sacrificing flexibility that will be needed when negotiating tests with teachers.</text:p>
        </text:list-item>
        <text:list-item>
          <text:p text:style-name="P11">Create a suggestion for every school that is interested in doing and participating in tests.</text:p>
        </text:list-item>
        <text:list-item>
          <text:p text:style-name="P11">Schedule. Gantt n stuff. <text:span text:style-name="T7">More detailed than the small project plan, obviously.</text:span></text:p>
        </text:list-item>
        <text:list-item>
          <text:p text:style-name="P11">Scope: Research question, purpose, and such. Again make it as concrete as possible without sacrificing too much flexibility. Use Beginner's Mind.</text:p>
        </text:list-item>
        <text:list-item>
          <text:p text:style-name="P11">Deliverables: I guess we're practically done with it, but finishing it would be nice.</text:p>
        </text:list-item>
        <text:list-item>
          <text:p text:style-name="P11">Risk analysis/summary of expected challenges that we'll run into. Most of all including the whole schools closing close to summer thing.</text:p>
        </text:list-item>
        <text:list-item>
          <text:p text:style-name="P11">The testing method in itself. Probably very connected to the suggestions to the schools.</text:p>
        </text:list-item>
        <text:list-item>
          <text:p text:style-name="P11">What we'll do during summer, when all the schools are closed and we're lacking test subjects.</text:p>
        </text:list-item>
      </text:list>
      <text:p text:style-name="Heading_20_2">// <text:span text:style-name="T4">Notes from recent meeting with a maths teacher at GTI</text:span></text:p>
      <text:list xml:id="list2403846930" text:style-name="L1">
        <text:list-item>
          <text:p text:style-name="P9">He divides his lessons up in “blocks”, for example a “lecture block” and an “exercise block”, with many different variations depending on what the lesson requires.</text:p>
        </text:list-item>
        <text:list-item>
          <text:p text:style-name="P9">He thinks the most common layout of a maths lesson is 20 minutes of lecture and 40 minutes of calculation exercises, which he doesn't find optimal since it doesn't adapt to the needs of whatever subject they're teaching.</text:p>
        </text:list-item>
        <text:list-item>
          <text:p text:style-name="P9"><text:soft-page-break/>“Kunskapsmatrisen” is an online database service with well-ordered maths problems that one can pick from. It's a form of lesson material that can be used for many kinds of lessons and exams, rather than using a “do like this and that”-format of lesson plans. It's also well adapted and ordered according to the lesson plan. According to him, this service is very popular among maths teachers in Sweden, and growing.</text:p>
        </text:list-item>
        <text:list-item>
          <text:p text:style-name="P9">When we do observations in a classroom, he suggested we use observation templates to make sure we look at the same things. One example of an observation template is “lesson studies”, called “learning studies” at Gothenburg University, that is popular in Japan. Skolinspektionen also have templates, but they might not be relevant for what we're observing. Worth noting is that we're probably not looking at how well the material teaches a certain subject, but rather how accessible it is for a teacher, and how it affects their planning and time requirements. Learning studies might therefore also be irrelevant.</text:p>
        </text:list-item>
        <text:list-item>
          <text:p text:style-name="P9">To make it easier for us to plan our tests, he suggested we do several tests at one single school. This is because the teachers often work together with their planning, especially long-term. Therefore, it's possible to test a certain material with several teachers, or coordinate things with them so they plan how they use it together.</text:p>
        </text:list-item>
        <text:list-item>
          <text:p text:style-name="P9">An important thing that he mentioned with lesson planning is that the students, from his experience, need to be trained in a way of working to feel comfortable with it. For example, if a group of students are used to beginning their lessons with a lecture, having a full lesson of only exercises might make it harder for them. Thus it's important that the teaching materials that the teachers use fit their usual way of executing a lesson.</text:p>
        </text:list-item>
        <text:list-item>
          <text:p text:style-name="P9">I asked him if it was possible to do our tests at his school, GTI. He said they (the maths teachers) are a bit busy learning programming at the moment, but that they might have time for it. If we're interested, we should send them a suggestion containing when and how before or during the easter holidays. They'd also like to know if they can reject a suggested material or not. In other words if they have to use the material once it's agreed upon, or if they can reject it with a given reason, that might also be relevant data for our study. Another suggestion <text:span text:style-name="T5">was </text:span>to share a certain between teachers at the same school, such as the materials by the “förstelärare”.</text:p>
        </text:list-item>
        <text:list-item>
          <text:p text:style-name="P10">A final interesting but semi-irrelevant note was that he said that the easter holidays are a sort of marking point for when “everything should be done”. I assume he meant certain parts of the courses, exam corrections, and such. In his words, if a teacher isn't done by then, “they're screwed”.</text:p>
        </text:list-item>
      </text:list>
      <text:p text:style-name="P1"/>
      <text:p text:style-name="P4"><text:bookmark text:name="_raqxt3qeudvw"/><text:soft-page-break/>Introduction</text:p>
      <text:p text:style-name="P4"><text:bookmark text:name="_dha6xy9q1lfh"/>Background</text:p>
      <text:p text:style-name="P1">“Förr var lärarens uppgifter begränsade och mer kopplade till undervisningsarbetet samt till sina egna elever. Det är fortfarande lärarens huvuduppgift men i och med Lpo 94 så har lärarens ansvar ökat till att ansvara för hela skolans verksamhet”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The demands on schools and teachers are becoming more complex. Society now expects schools to deal effectively with different languages and student backgrounds, to be sensitive to culture and gender issues, to promote tolerance and social cohesion, to respond effectively to disadvantaged students and students with learning or behavioural problems, to use new technologies, and to keep pace with rapidly developing fields of knowledge and approaches to student assessment (see Box 3).” - <text:a xlink:type="simple" xlink:href="https://www.oecd.org/edu/school/34990905.pdf" text:style-name="Internet_20_link" text:visited-style-name="Visited_20_Internet_20_Link"><text:span text:style-name="T1">https://www.oecd.org/edu/school/34990905.pdf</text:span></text:a></text:p>
      <text:p text:style-name="P1"/>
      <text:p text:style-name="P1"><text:a xlink:type="simple" xlink:href="http://pedagogiskamagasinet.se/var-gar-gransen-for-larares-ansvar/" text:style-name="Internet_20_link" text:visited-style-name="Visited_20_Internet_20_Link"><text:span text:style-name="T1">http://pedagogiskamagasinet.se/var-gar-gransen-for-larares-ansvar/</text:span></text:a> - källa som beskriver problemet med lärarens breda och otydliga ansvar; var går gränsen?</text:p>
      <text:p text:style-name="P1"/>
      <text:p text:style-name="P1">“Historiskt sett har läraren haft en central roll i samhället som kunskapsförmedlare men har ändrats till ett allt mer komplexet yrke, där ständig övervakning och styrning bidrar till lärarens utsatta roll. Detta bidrar till att lärarens rättigheter inte är tillgodosedda.“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 Undvika att uppfinna hjulet en gång till: Oekonomiskt.</text:p>
      <text:p text:style-name="P1"/>
      <text:p text:style-name="P1">// Vad händer med nya lärare? Vilket material har de när de börjar? Får från skolan?</text:p>
      <text:p text:style-name="P1"/>
      <text:p text:style-name="P1">// Rapport om segregation i svenska skolor: <text:a xlink:type="simple" xlink:href="https://www.skolinspektionen.se/globalassets/publikationssok/granskningsrapporter/kvalitetsgranskningar/2014/segregation/kvalgr-segregation-slutrapport.pdf" text:style-name="Internet_20_link" text:visited-style-name="Visited_20_Internet_20_Link"><text:span text:style-name="T1">https://www.skolinspektionen.se/globalassets/publikationssok/granskningsrapporter/kvalitetsgranskningar/2014/segregation/kvalgr-segregation-slutrapport.pdf</text:span></text:a></text:p>
      <text:p text:style-name="P1"/>
      <text:p text:style-name="P1">“Utbildningen ska enligt skollagen vara likvärdig inom varje skolform och inom fritidshem oavsett var i landet den anordnas.”</text:p>
      <text:p text:style-name="P1"/>
      <text:p text:style-name="P1">“Det finns i granskningen också exempel på kommuner där det bedrivs ett medvetet och långsiktigt utvecklingsarbete på huvudmannanivå, vilket resulterat i förbättrad måluppfyllelse för kommunen totalt. I ett sådant framgångsrikt exempel kombineras insatser av vitt skilda slag, som till exempel fysiska förändringar av skolor och upptagningsområden, metodutveckling av undervisningen med forskarstöd, program för elever från missgynnade hemförhållanden, satsningar på föräldrar, lönesatsningar på skickliga lärare och utnyttjande av arbetstidsavtal för organisationsutveckling.” - Metodutveckling av undervisningen med forskarstöd låter relevant. Lönesatsningar låter ironiskt med tanke på att de vill minska segregeringen.</text:p>
      <text:p text:style-name="P1"/>
      <text:p text:style-name="P1"><text:soft-page-break/>// “Alla barn och ungdomar ska, oberoende av kön, geografiskt hemvist samt sociala och ekonomiska förhållanden, ha lika tillgång till utbildning i det offentliga skolväsendet för barn och ungdom. Utbildningen ska inom varje skolform vara likvärdig, varhelst den anordnas i landet. (1 kap. 2 § skollagen)” - <text:a xlink:type="simple" xlink:href="https://www.skolverket.se/om-skolverket/publikationer/visa-enskild-publikation?_xurl_=http%3A%2F%2Fwww5.skolverket.se%2Fwtpub%2Fws%2Fskolbok%2Fwpubext%2Ftrycksak%2FBlob%2Fpdf2204.pdf%3Fk%3D2204" text:style-name="Internet_20_link" text:visited-style-name="Visited_20_Internet_20_Link"><text:span text:style-name="T1">https://www.skolverket.se/om-skolverket/publikationer/visa-enskild-publikation?_xurl_=http%3A%2F%2Fwww5.skolverket.se%2Fwtpub%2Fws%2Fskolbok%2Fwpubext%2Ftrycksak%2FBlob%2Fpdf2204.pdf%3Fk%3D2204</text:span></text:a></text:p>
      <text:p text:style-name="P1"/>
      <text:p text:style-name="P1">“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 OECD-rapporten</text:p>
      <text:p text:style-name="P1"><text:tab/></text:p>
      <text:p text:style-name="P1">“Schools with higher proportions of disadvantaged students are at greater risk of</text:p>
      <text:p text:style-name="P1">problems that can result in under performance, affecting education systems as a whole. Low performing disadvantaged schools often lack the internal capacity or support to improve, as school leaders and teachers and the environments of schools, classrooms and neighbourhoods frequently fail to offer a quality learning experience for the most disadvantaged. Chapter 3 proposes five policy recommendations that have shown to be effective in supporting the improvement of low performing disadvantaged schools.” - OECD-rapporten</text:p>
      <text:p text:style-name="P1"/>
      <text:p text:style-name="P1">“Evidence shows that successful strategies should take into account the following key elements (also see Box 3.4).</text:p>
      <text:p text:style-name="P1"/>
      <text:p text:style-name="P1">[...]</text:p>
      <text:p text:style-name="P1"/>
      <text:p text:style-name="P1">Resources. While general increases in school funding do not necessarily improve</text:p>
      <text:p text:style-name="P1">student outcomes (Woessman, 2008; Faubert, 2012), some targeted increases in specific school inputs can improve student outcomes (Jacob and Ludwig, 2008). On a case-by-case basis, core funding can be increased on a short term basis, and incentives can also be provided for schools based on student improvement and. Systemic support can also take the shape of extra resources and more teacher time, to have time to participate actively in networks and for common planning, and guidance on improving expertise, among others (Reynolds et al, 2002).</text:p>
      <text:p text:style-name="P1"/>
      <text:p text:style-name="P1">Formal common planning time at school. The reorganisation of the timetable to allow block release for professional learning teams, and for the collaborative planning of strategies for improvement, can lead to a strong alignment between staff in the school and to tangible results.“</text:p>
      <text:p text:style-name="P1"/>
      <text:p text:style-name="P1">// Mattebokens roll i skolan</text:p>
      <text:p text:style-name="P1"/>
      <text:p text:style-name="P1">// Elevens beroende av läraren: segregation, mm.</text:p>
      <text:p text:style-name="P1"/>
      <text:p text:style-name="P1"><text:soft-page-break/>// Dokumentation av lärarens arbete: hur läraren delar med sig av sitt arbete till kollegor och framtida efterträdare</text:p>
      <text:p text:style-name="P1"/>
      <text:p text:style-name="P1">// Designstrategier: Texten från NTL2; <text:a xlink:type="simple" xlink:href="https://ebookcentral.proquest.com/lib/chalmers/reader.action?ppg=54&amp;docID=4558515&amp;tm=1512585235632" text:style-name="Internet_20_link" text:visited-style-name="Visited_20_Internet_20_Link"><text:span text:style-name="T1">https://ebookcentral.proquest.com/lib/chalmers/reader.action?ppg=54&amp;docID=4558515&amp;tm=1512585235632</text:span></text:a> s.39</text:p>
      <text:p text:style-name="P1"/>
      <text:p text:style-name="P1">// <text:a xlink:type="simple" xlink:href="http://oerhub.net/research-outputs/publications/" text:style-name="Internet_20_link" text:visited-style-name="Visited_20_Internet_20_Link"><text:span text:style-name="T1">http://oerhub.net/research-outputs/publications/</text:span></text:a> ← Hittade något som kallas för “OER” som känns relevant, och som det har forskats på. Tror inte Samuel vet om detta.</text:p>
      <text:p text:style-name="P1"/>
      <text:p text:style-name="P1">// Dokumentation översvämmar</text:p>
      <text:p text:style-name="P1"/>
      <text:p text:style-name="P1">// <text:a xlink:type="simple" xlink:href="https://wiki.creativecommons.org/wiki/What_is_OER%3F" text:style-name="Internet_20_link" text:visited-style-name="Visited_20_Internet_20_Link"><text:span text:style-name="T1">https://wiki.creativecommons.org/wiki/What_is_OER%3F</text:span></text:a> ← Definition av OER:</text:p>
      <text:p text:style-name="P1"/>
      <text:p text:style-name="P1">“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p>
      <text:p text:style-name="P1"/>
      <text:p text:style-name="P1">OER är intressant för den svenska skolan för att allt material som lärare skapar är offentliga/allmänna handlingar. Med andra ord blir all dokumentation öppen för allmänheten juridiskt, om jag förstått lagen rätt, och kan klassas som OER ifall det är åtkomligt för allmänheten. Kan hända att detta inte gäller privata skolor.</text:p>
      <text:p text:style-name="P1"/>
      <text:p text:style-name="P1">// Artikel om offentlighetsprincipen i friskolor: <text:a xlink:type="simple" xlink:href="http://www.friskola.se/starta-driva/vart-att-veta" text:style-name="Internet_20_link" text:visited-style-name="Visited_20_Internet_20_Link"><text:span text:style-name="T1">http://www.friskola.se/starta-driva/vart-att-veta</text:span></text:a></text:p>
      <text:p text:style-name="P1"/>
      <text:p text:style-name="P1">“Något som är viktigt att känna till är att en friskola inte är en myndighet och därför inte omfattas av offentlighetsprincipen eller sekretesslagen. För friskolor finns i skollagen däremot en särskild bestämmelse om tystnadsplikt. Det här medför också att om kommunen använder sig av sin insynsrätt och vill ta del av en friskolas dokument behöver tystnadsplikten beaktas och man är inte heller skyldig att lämna ifrån sig material som inte är offentligt genom andra bestämmelser, exempel på sådana handlingar är årsredovisningar, verksamhetsberättelser och årsbokslut.”</text:p>
      <text:p text:style-name="P1"/>
      <text:p text:style-name="P1">// Ett examensarbete om matteböcker genom historien: <text:a xlink:type="simple" xlink:href="https://muep.mau.se/bitstream/handle/2043/3734/Microsoft%20Word%20-%20Abqari_Shaur_Valfridsson%5B1%5D.pdf?sequence=1&amp;isAllowed=y" text:style-name="Internet_20_link" text:visited-style-name="Visited_20_Internet_20_Link"><text:span text:style-name="T1">https://muep.mau.se/bitstream/handle/2043/3734/Microsoft%20Word%20-%20Abqari_Shaur_Valfridsson%5B1%5D.pdf?sequence=1&amp;isAllowed=y</text:span></text:a></text:p>
      <text:p text:style-name="P1"/>
      <text:p text:style-name="P1">“Den första riktiga läroplanen kom 1962. I den är detaljrikedomen vad innehållet beträffar så stor att man nära nog bara hade att kopiera de föreslagna exemplen till en nyskriven lärobok. Tillsammans med de metodiska anvisningarna fanns det nästan inget utrymme för läraren att improvisera om han eller hon ville följa reglerna och böckerna blev också därefter.“</text:p>
      <text:p text:style-name="P1"/>
      <text:p text:style-name="P1">“Lpo 94 är den mest liberala läroplanen hittills, med i teorin stora möjligheter till improvisation och tolkningar, i princip skulle man inte ens behöva använda någon lärobok. Ett inslag i läroplanen hävdar att eleverna för att kunna påräkna högsta betyg måste delta verbalt i <text:soft-page-break/>undervisningen. Läroböckerna är följaktligen också välförsedda med uppgifter som skall utföras i grupp och/eller diskuteras i klassen.”</text:p>
      <text:p text:style-name="P1"/>
      <text:p text:style-name="P1">// En rapport om OER, Open Educational Resources: <text:a xlink:type="simple" xlink:href="https://oerresearchhub.files.wordpress.com/2014/11/oerrh-evidence-report-2014.pdf" text:style-name="Internet_20_link" text:visited-style-name="Visited_20_Internet_20_Link"><text:span text:style-name="T1">https://oerresearchhub.files.wordpress.com/2014/11/oerrh-evidence-report-2014.pdf</text:span></text:a></text:p>
      <text:p text:style-name="P1"/>
      <text:p text:style-name="P1">Några intressanta saker från rapporten:</text:p>
      <text:p text:style-name="P1"/>
      <text:p text:style-name="P1">“Knowing where to find resources is one of the biggest challenges to using OER”</text:p>
      <text:p text:style-name="P1">“General knowledge of well-established OER repositories is low”</text:p>
      <text:p text:style-name="P1">“Only 5% of educators say they don’t share information about OER”</text:p>
      <text:p text:style-name="P1">“The more educators use OER, the more they are willing to share”</text:p>
      <text:p text:style-name="P1">“<text:span text:style-name="T2">Only 12.4% of educators create resources and publish them on a</text:span></text:p>
      <text:p text:style-name="P3">Creative Commons license”</text:p>
      <text:p text:style-name="P1">“Videos are the most common type of OER used”</text:p>
      <text:p text:style-name="P1">"Cost of and access to materials can have an effect on student retention”</text:p>
      <text:p text:style-name="P1"/>
      <text:p text:style-name="P1">Mycket som rapporten tar upp är däremot riktat mot andra nivåer än grundskola och gymnasium och pratar mycket om tillgängligheten utanför skolan. Det skulle kunna vara relevant, om det visar sig att elever själva kan hitta och använda material.</text:p>
      <text:p text:style-name="P1"/>
      <text:p text:style-name="P1">// Artikel som kritiserar matteböcker (inte för vetenskaplig referens, men för att visa att diskussionen existerar): <text:a xlink:type="simple" xlink:href="http://sverigesradio.se/sida/artikel.aspx?programid=112&amp;artikel=5749535" text:style-name="Internet_20_link" text:visited-style-name="Visited_20_Internet_20_Link"><text:span text:style-name="T1">http://sverigesradio.se/sida/artikel.aspx?programid=112&amp;artikel=5749535</text:span></text:a></text:p>
      <text:p text:style-name="P1"/>
      <text:p text:style-name="P1">// Lärarens roll bör tas upp någonstans. Om vi ska kompensera segregation så är det till exempel relevant att tid och resurser en skola/lärare har att lägga på lektionsmaterial och -planering minskar i s.k. “Problemskolor” pga de behöver fokusera på ledarskap. Tror det går att referera till OECD-rapporten angående det.</text:p>
      <text:p text:style-name="P1"/>
      <text:p text:style-name="P1">// Theme music till när vi skriver slutrapporten: <text:a xlink:type="simple" xlink:href="https://www.youtube.com/watch?v=sPlhKP0nZII" text:style-name="Internet_20_link" text:visited-style-name="Visited_20_Internet_20_Link"><text:span text:style-name="T1">https://www.youtube.com/watch?v=sPlhKP0nZII</text:span></text:a></text:p>
      <text:p text:style-name="P1"/>
      <text:p text:style-name="P2">// A teacher can be ill or for other reasons be unable to execute their lesson plan. Oftentimes a substitute is then available to take the teacher’s place, but for different reasons most of these lessons won’t be as successful as they otherwise would. This scenario describes that the students’ education is highly dependent on the teacher. Being dependent on a teacher also means that students in different classes/schools/countries will be offered education of unnecessarily different quality. Other reasons a students education would need to depend on a “lower quality teacher” (the teacher could for example lack experience, or be uninterested in improving as a teacher) could be how willing the potential teacher is to move or commute to the schools’ municipal or what salary the potential teacher can be offered. This could for example affect socioeconomically poor regions negatively, and would thereby be a factor that maintains current segregation. Reducing dependency on a teacher, without reducing the quality of the education in the process, should therefore be desirable.</text:p>
      <text:p text:style-name="P1"><text:span text:style-name="T3">// </text:span><text:a xlink:type="simple" xlink:href="https://www.oecd.org/education/school/50293148.pdf" text:style-name="Internet_20_link" text:visited-style-name="Visited_20_Internet_20_Link"><text:span text:style-name="T1">https://www.oecd.org/education/school/50293148.pdf</text:span></text:a><text:span text:style-name="T3"> Grym källa om segregering och jämlikhet i skolan och vad som kan göras åt det.</text:span></text:p>
      <text:p text:style-name="P2"/>
      <text:p text:style-name="P2"><text:soft-page-break/></text:p>
      <text:p text:style-name="P2">// Till Sebastian: skulle lärarberoende minska genom en lektionsplanering som är helt öppen för elever, som alltså inte kräver att läraren presenterar den (vilket är det typiska scenariot)?</text:p>
      <text:p text:style-name="P4"><text:bookmark text:name="_x8z8maxfocvk"/>Aim</text:p>
      <text:p text:style-name="P1">// How do teachers use documented education, and how can documentation be formed to maximize gains for the teachers that use it? Gains mean, for example:</text:p>
      <text:list xml:id="list3619978381" text:style-name="WWNum4">
        <text:list-item>
          <text:p text:style-name="P12">Time, compared to if the teacher had planned their education from scratch</text:p>
        </text:list-item>
        <text:list-item>
          <text:p text:style-name="P12">Knowledge, in that the teacher could use another person’s expertise in an area</text:p>
        </text:list-item>
        <text:list-item>
          <text:p text:style-name="P12">Perspective, in that different teachers contribute to the same documentation</text:p>
        </text:list-item>
      </text:list>
      <text:p text:style-name="P4"><text:bookmark text:name="_et8x61z2bfqw"/>Limitations</text:p>
      <text:p text:style-name="P1"/>
      <text:p text:style-name="P4"><text:bookmark text:name="_je8s24gefncz"/>Specification of issue under investigation</text:p>
      <text:p text:style-name="P1"/>
      <text:p text:style-name="P4"><text:bookmark text:name="_1e5ekquu938e"/>Method</text:p>
      <text:p text:style-name="P1">// Metodpraktikan?</text:p>
      <text:p text:style-name="P1"/>
      <text:p text:style-name="P1">// </text:p>
      <text:p text:style-name="P4"><text:bookmark text:name="_h79l7pmhsc01"/>Schedule</text:p>
      <text:p text:style-name="P1">// 30 hp motsvarar 800 h per person</text:p>
      <text:p text:style-name="P1"/>
      <text:p text:style-name="P1">// Gantt-schema</text:p>
      <text:p text:style-name="P1">// -&gt; Deadlines</text:p>
      <text:p text:style-name="P1"/>
      <text:p text:style-name="Standard">// Vill använda Critical Path för detta. TL;DR hitta flaskhalsar och prioritera dem.</text:p>
      <text:p text:style-name="Standard"/>
      <text:p text:style-name="Heading_20_1"><text:bookmark text:name="_7nul8psitiim"/>Deliverables</text:p>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p text:style-name="Heading_20_2"><text:bookmark text:name="_bxg534uludx"/><text:soft-page-break/>Target groups and how to share the deliverables</text:p>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607137024" text:style-name="WWNum5">
        <text:list-item>
          <text:p text:style-name="P5">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Students and alumni at Lärande och Ledarskap. These may partake in the presentation, and they have multiple social media groups and similar places where we can share the deliverables that they might be interested in.<text:tab/></text:p>
        </text:list-item>
        <text:list-item>
          <text:p text:style-name="P5">Engineers that work with Knowledge Management or similar subjects: [uh, actually, how do we reach these?]</text:p>
        </text:list-item>
        <text:list-item>
          <text:p text:style-name="P5">[Kleindagarna? Studion? Chalmers-institutioner?]</text:p>
        </text:list-item>
      </text:list>
      <text:p text:style-name="Heading_20_2"><text:bookmark text:name="_r44prwxjml2"/>Testing methods</text:p>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038434716" text:style-name="WWNum1">
        <text:list-item>
          <text:p text:style-name="P6">A Steve Krug-like script for doing usability testing of teaching materials.</text:p>
        </text:list-item>
        <text:list-item>
          <text:p text:style-name="P6">An evaluation of the testing methods from several perspectives: Its time and resource requirements, its reliability <text:tab/>and validity, what kind of information it gives, and eventual other things that we discover with it.</text:p>
        </text:list-item>
      </text:list>
      <text:p text:style-name="Heading_20_2"><text:bookmark text:name="_7tb0gjajlqr"/>Models that facilitate the making of teaching materials</text:p>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19652675" text:style-name="WWNum3">
        <text:list-item>
          <text:p text:style-name="P7">A description of each model and how it’s thought to be used.</text:p>
        </text:list-item>
        <text:list-item>
          <text:p text:style-name="P7"><text:soft-page-break/>And evaluation of each model that describes eventual areas of improvement and what the model might be useful for.</text:p>
        </text:list-item>
      </text:list>
      <text:p text:style-name="Heading_20_2"><text:bookmark text:name="_synmyrf490e6"/>Teaching materials</text:p>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4261723642" text:style-name="WWNum2">
        <text:list-item>
          <text:p text:style-name="P8">The materials themselves in the form of digital copies or blueprints.</text:p>
        </text:list-item>
        <text:list-item>
          <text:p text:style-name="P8">A summarized evaluation of each material according to the<text:tab/>test results in the final report.</text:p>
        </text:list-item>
        <text:list-item>
          <text:p text:style-name="P8">Instructions for how each material can be used, and how one can take part of its benefits.</text:p>
        </text:list-item>
      </text:list>
      <text:p text:style-name="Heading_20_2"><text:bookmark text:name="_ipqcycxzyywq"/>Testing results</text:p>
      <text:p text:style-name="Standard">[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02T16:22:17.988754724</dc:date>
    <meta:editing-duration>PT2H19M10S</meta:editing-duration>
    <meta:editing-cycles>9</meta:editing-cycles>
    <meta:document-statistic meta:table-count="0" meta:image-count="0" meta:object-count="0" meta:page-count="9" meta:paragraph-count="109" meta:word-count="2947" meta:character-count="19786" meta:non-whitespace-character-count="16969"/>
  </office:meta>
</office:document-meta>
</file>